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3/03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3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GUI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<text:s/></text:span><text:span text:style-name="T91">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 the remarks<text:s/>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 under the<text:s/>supervision of Asst. Prof. Ma. Rowena C. Solamo of the Department of Computer Science, College of Engineering, University of 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<text:s/>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 after the<text:s/>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 preceded<text:s/>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 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 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3-03T03:56:00Z</dc:date>
    <meta:print-date>2006-07-28T14:33:00Z</meta:print-date>
    <meta:template xlink:href="Normal" xlink:type="simple"/>
    <meta:editing-cycles>18</meta:editing-cycles>
    <meta:editing-duration>PT2760S</meta:editing-duration>
    <meta:document-statistic meta:page-count="2" meta:paragraph-count="4" meta:word-count="352" meta:character-count="2357" meta:row-count="16" meta:non-whitespace-character-count="2009"/>
  </office:meta>
</office:document-meta>
</file>